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ParameterizedFactoryBean.MyParameterizedFactoryBean( 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Config.dumm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izedFactoryBeanInterfaceConfig.factor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BeanCallingConfig.m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Parameterized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ldcardParameterizedFactoryBeanInterfaceConfig.factor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awFactoryBeanInterfaceConfig.factor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eterizedFactoryBeanImplementationConfig.factor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FactoryBean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WithFactoryBeanAndAutowiringTests.withConcreteFactoryBeanImplementationAs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figurationWithFactoryBeanAndAutowiringTests.withNonPublicParameterizedFactoryBeanInterfaceAs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figurationWithFactoryBeanAndAutowiringTests.withFactoryBeanCalling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figurationWithFactoryBeanAndAutowiringTests.withParameterizedFactoryBeanImplementationAs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figurationWithFactoryBeanAndAutowiringTests.withRawFactoryBeanInterfaceAs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ctoryBeanCallingConfig.factor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Parameterized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reteFactoryBeanImplementationConfig.factor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nPublicParameterizedFactoryBeanInterfaceConfig.factor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figurationWithFactoryBeanAndAutowiringTests.withWildcardParameterizedFactoryBeanInterfaceAs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yFactoryBean.ge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WithFactoryBeanAndAutowiringTests.withParameterizedFactoryBeanInterfaceAs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yParameterized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